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style:font-name="Times New Roman" fo:font-size="12pt" fo:font-weight="bold" style:font-size-asian="10.5pt" style:font-weight-asian="bold" style:font-size-complex="12pt" style:font-weight-complex="bold"/>
    </style:style>
    <style:style style:name="P6" style:family="paragraph" style:parent-style-name="Standard">
      <style:text-properties style:font-name="Monospace" fo:font-size="9pt" fo:font-weight="normal" style:font-size-asian="9pt" style:font-weight-asian="normal" style:font-size-complex="9pt" style:font-weight-complex="normal"/>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Systeme</text:p>
      <text:p text:style-name="P1"/>
      <text:p text:style-name="P3">Übung 4</text:p>
      <text:p text:style-name="P2">Philipp Borgers, Maximilian Michels, Sascha S.</text:p>
      <text:p text:style-name="P5"/>
      <text:p text:style-name="P5">main.cpp:</text:p>
      <text:p text:style-name="P5"/>
      <text:p text:style-name="P6">#include &lt;mpi.h&gt;</text:p>
      <text:p text:style-name="P6">#include &lt;iostream&gt;</text:p>
      <text:p text:style-name="P6">#include &lt;sstream&gt;</text:p>
      <text:p text:style-name="P6">#include &lt;fstream&gt;</text:p>
      <text:p text:style-name="P6">#include &lt;vector&gt;</text:p>
      <text:p text:style-name="P6">#include &lt;string&gt;</text:p>
      <text:p text:style-name="P6">#include &lt;map&gt;</text:p>
      <text:p text:style-name="P6">#include &lt;stdlib.h&gt; //malloc</text:p>
      <text:p text:style-name="P6"></text:p>
      <text:p text:style-name="P6">#include "map.hpp"</text:p>
      <text:p text:style-name="P6"></text:p>
      <text:p text:style-name="P6">//stolen from http://www.cse.yorku.ca/~oz/hash.html</text:p>
      <text:p text:style-name="P6">//generate a hash (unsigned long) from a string</text:p>
      <text:p text:style-name="P6">//used to assign words to processes</text:p>
      <text:p text:style-name="P6">unsigned long hash(std::string s) {</text:p>
      <text:p text:style-name="P6"><text:s text:c="4"/>unsigned long hash = 5381;</text:p>
      <text:p text:style-name="P6"></text:p>
      <text:p text:style-name="P6"><text:s text:c="4"/>for(std::string::const_iterator iter = s.begin(); iter != s.end(); ++iter) {</text:p>
      <text:p text:style-name="P6"><text:s text:c="8"/>hash = ((hash &lt;&lt; 5) + hash) + *iter; /* hash * 33 + c */</text:p>
      <text:p text:style-name="P6"><text:s text:c="4"/>}</text:p>
      <text:p text:style-name="P6"><text:s text:c="4"/>return hash;</text:p>
      <text:p text:style-name="P6">}</text:p>
      <text:p text:style-name="P6"></text:p>
      <text:p text:style-name="P6">//merge a map into another map</text:p>
      <text:p text:style-name="P6">void mergemaps(std::map&lt;std::string, int&gt;&amp; result, std::map&lt;std::string, int&gt; map) {</text:p>
      <text:p text:style-name="P6"></text:p>
      <text:p text:style-name="P6"><text:s text:c="4"/>std::map&lt;std::string, int&gt;::iterator end = map.end();</text:p>
      <text:p text:style-name="P6"><text:s text:c="4"/>for(std::map&lt;std::string, int&gt;::iterator iter = map.begin(); iter != end; ++iter) {</text:p>
      <text:p text:style-name="P6"><text:s text:c="8"/>result[iter-&gt;first] = result[iter-&gt;first] + iter-&gt;second;</text:p>
      <text:p text:style-name="P6"><text:s text:c="4"/>}</text:p>
      <text:p text:style-name="P6">}</text:p>
      <text:p text:style-name="P6"></text:p>
      <text:p text:style-name="P6">int main(int argc, char* argv[]) {</text:p>
      <text:p text:style-name="P6"></text:p>
      <text:p text:style-name="P6"><text:s text:c="4"/>MPI_Init(&amp;argc, &amp;argv);</text:p>
      <text:p text:style-name="P6"></text:p>
      <text:p text:style-name="P6"><text:s text:c="4"/>int numprocs;</text:p>
      <text:p text:style-name="P6"><text:s text:c="4"/>int processid;</text:p>
      <text:p text:style-name="P6"></text:p>
      <text:p text:style-name="P6"><text:s text:c="4"/>//get number of process and process id</text:p>
      <text:p text:style-name="P6"><text:s text:c="4"/>MPI_Comm_size(MPI_COMM_WORLD, &amp;numprocs);</text:p>
      <text:p text:style-name="P6"><text:s text:c="4"/>MPI_Comm_rank(MPI_COMM_WORLD, &amp;processid);</text:p>
      <text:p text:style-name="P6"></text:p>
      <text:p text:style-name="P6"><text:s text:c="4"/>std::vector&lt;std::string&gt; files;</text:p>
      <text:p text:style-name="P6"></text:p>
      <text:p text:style-name="P6"><text:s text:c="4"/>int i = 1 + processid;</text:p>
      <text:p text:style-name="P6"></text:p>
      <text:p text:style-name="P6"><text:s text:c="4"/>//each process should pick his files</text:p>
      <text:p text:style-name="P6"><text:s text:c="4"/>//we don't need a fancy distribution function so far</text:p>
      <text:p text:style-name="P6"><text:s text:c="4"/>for(i ; i &lt; argc; i = i + numprocs) {</text:p>
      <text:p text:style-name="P6"><text:s text:c="8"/>files.push_back(std::string(argv[i]));</text:p>
      <text:p text:style-name="P6"><text:s text:c="4"/>}</text:p>
      <text:p text:style-name="P6"></text:p>
      <text:p text:style-name="P6"><text:s text:c="4"/>//container for results from the local map step</text:p>
      <text:p text:style-name="P6"><text:s text:c="4"/>std::map&lt;std::string, int&gt; localresult;</text:p>
      <text:p text:style-name="P6"></text:p>
      <text:p text:style-name="P6"><text:s text:c="4"/>//iterate over all files</text:p>
      <text:p text:style-name="P6"><text:s text:c="4"/>//collect results in vector</text:p>
      <text:p text:style-name="P6"><text:s text:c="4"/>std::vector&lt;std::string&gt;::iterator end = files.end();</text:p>
      <text:p text:style-name="P6"><text:soft-page-break/></text:p>
      <text:p text:style-name="P6"><text:s text:c="4"/>//map step</text:p>
      <text:p text:style-name="P6"><text:s text:c="4"/>//do map and merge local map results</text:p>
      <text:p text:style-name="P6"><text:s text:c="4"/>for(std::vector&lt;std::string&gt;::iterator iter = files.begin(); iter != end; ++iter) {</text:p>
      <text:p text:style-name="P6"><text:s text:c="8"/>mergemaps(localresult, mymap(*iter));</text:p>
      <text:p text:style-name="P6"><text:s text:c="4"/>}</text:p>
      <text:p text:style-name="P6"></text:p>
      <text:p text:style-name="P6"><text:s text:c="4"/>//initialize array for data that belongs to remote processes</text:p>
      <text:p text:style-name="P6"><text:s text:c="4"/>std::vector&lt;std::map&lt;std::string, int&gt; &gt; remoteresults;</text:p>
      <text:p text:style-name="P6"><text:s text:c="4"/>for(i = 0; i &lt; numprocs; ++i) {</text:p>
      <text:p text:style-name="P6"><text:s text:c="8"/>remoteresults.push_back(std::map&lt;std::string, int&gt;());</text:p>
      <text:p text:style-name="P6"><text:s text:c="4"/>}</text:p>
      <text:p text:style-name="P6"></text:p>
      <text:p text:style-name="P6"><text:s text:c="4"/>//for each word in the local result set</text:p>
      <text:p text:style-name="P6"><text:s text:c="4"/>//hash the word with the hash function</text:p>
      <text:p text:style-name="P6"><text:s text:c="4"/>//assign word to process</text:p>
      <text:p text:style-name="P6"><text:s text:c="4"/>//use modulo process number</text:p>
      <text:p text:style-name="P6"><text:s text:c="4"/>//should garantee a even distribution over all processes</text:p>
      <text:p text:style-name="P6"><text:s text:c="4"/>std::map&lt;std::string, int&gt;::iterator end2 = localresult.end();</text:p>
      <text:p text:style-name="P6"><text:s text:c="4"/>for(std::map&lt;std::string, int&gt;::iterator iter = localresult.begin(); iter != end2; ++iter) {</text:p>
      <text:p text:style-name="P6"><text:s text:c="8"/>int processid = (int) hash(iter-&gt;first) % numprocs;</text:p>
      <text:p text:style-name="P6"><text:s text:c="8"/>remoteresults[processid][iter-&gt;first] = iter-&gt;second;</text:p>
      <text:p text:style-name="P6"><text:s text:c="4"/>}</text:p>
      <text:p text:style-name="P6"></text:p>
      <text:p text:style-name="P6"><text:s text:c="4"/>//send local results that don't belong to process to n-1 other processes</text:p>
      <text:p text:style-name="P6"></text:p>
      <text:p text:style-name="P6"><text:s text:c="4"/>std::map&lt;std::string, int&gt; reduceresults;</text:p>
      <text:p text:style-name="P6"></text:p>
      <text:p text:style-name="P6"><text:s text:c="4"/>for(i = 0; i &lt; numprocs; ++i) {</text:p>
      <text:p text:style-name="P6"><text:s text:c="8"/>if(i == processid) {</text:p>
      <text:p text:style-name="P6"><text:s text:c="12"/>//do not send data to yourself</text:p>
      <text:p text:style-name="P6"><text:s text:c="12"/>//merge with reduce results ;)</text:p>
      <text:p text:style-name="P6"><text:s text:c="12"/>mergemaps(reduceresults, remoteresults[i]);</text:p>
      <text:p text:style-name="P6"><text:s text:c="8"/>} else {</text:p>
      <text:p text:style-name="P6"><text:s text:c="12"/>//MPI_send to n-1 process</text:p>
      <text:p text:style-name="P6"><text:s text:c="12"/>//send a string that represents the map for process x</text:p>
      <text:p text:style-name="P6"><text:s text:c="12"/>std::string payload = mapserialize(remoteresults[i]);</text:p>
      <text:p text:style-name="P6"><text:s text:c="12"/>MPI_Send((void *)(payload.c_str()), strlen(payload.c_str())+1, MPI_CHAR, i, 1, MPI_COMM_WORLD);</text:p>
      <text:p text:style-name="P6"><text:s text:c="8"/>}</text:p>
      <text:p text:style-name="P6"><text:s text:c="4"/>}</text:p>
      <text:p text:style-name="P6"></text:p>
      <text:p text:style-name="P6"><text:s text:c="4"/>//recv from n-1 process</text:p>
      <text:p text:style-name="P6"><text:s text:c="4"/>for(i = 0; i &lt; numprocs; ++i) {</text:p>
      <text:p text:style-name="P6"><text:s text:c="8"/>if(i != processid) {</text:p>
      <text:p text:style-name="P6"></text:p>
      <text:p text:style-name="P6"><text:s text:c="12"/>//TODO this is insane shit... simplify this!</text:p>
      <text:p text:style-name="P6"><text:s text:c="12"/>int count;</text:p>
      <text:p text:style-name="P6"><text:s text:c="12"/>MPI_Status status;</text:p>
      <text:p text:style-name="P6"><text:s text:c="12"/>MPI_Probe(i, 1, MPI_COMM_WORLD, &amp;status);</text:p>
      <text:p text:style-name="P6"><text:s text:c="12"/>MPI_Get_count(&amp;status, MPI_CHAR, &amp;count);</text:p>
      <text:p text:style-name="P6"><text:s text:c="12"/>char* buffer = (char*) malloc(sizeof(char) * count); //is this c++ style?</text:p>
      <text:p text:style-name="P6"></text:p>
      <text:p text:style-name="P6"><text:s text:c="12"/>MPI_Recv(buffer, count, MPI_CHAR, i, 1, MPI_COMM_WORLD, MPI_STATUS_IGNORE);</text:p>
      <text:p text:style-name="P6"></text:p>
      <text:p text:style-name="P6"><text:s text:c="12"/>//do not merge empty data</text:p>
      <text:p text:style-name="P6"><text:s text:c="12"/>if(std::string(buffer) != "") {</text:p>
      <text:p text:style-name="P6"><text:s text:c="16"/>//reduce data from n-1 processes into one map</text:p>
      <text:p text:style-name="P6"><text:s text:c="16"/>mergemaps(reduceresults, mapdeserialize(std::string(buffer)));</text:p>
      <text:p text:style-name="P6"><text:s text:c="12"/>}</text:p>
      <text:p text:style-name="P6"><text:s text:c="8"/>}</text:p>
      <text:p text:style-name="P6"><text:s text:c="4"/>}</text:p>
      <text:p text:style-name="P6"></text:p>
      <text:p text:style-name="P6"><text:s text:c="4"/>//write local data to file</text:p>
      <text:p text:style-name="P6"><text:s text:c="4"/>//end of reduce step</text:p>
      <text:p text:style-name="P6"><text:s text:c="4"/>std::stringstream ss;</text:p>
      <text:p text:style-name="P6"><text:s text:c="4"/>ss &lt;&lt; "./data/reduced-" &lt;&lt; processid;</text:p>
      <text:p text:style-name="P6"></text:p>
      <text:p text:style-name="P6"><text:soft-page-break/><text:s text:c="4"/>std::ofstream reducefile(ss.str().c_str());</text:p>
      <text:p text:style-name="P6"></text:p>
      <text:p text:style-name="P6"><text:s text:c="4"/>std::map&lt;std::string, int&gt;::iterator end4 = reduceresults.end();</text:p>
      <text:p text:style-name="P6"><text:s text:c="4"/>for(std::map&lt;std::string, int&gt;::iterator iter = reduceresults.begin(); iter != end4; ++iter) {</text:p>
      <text:p text:style-name="P6"><text:s text:c="8"/>reducefile &lt;&lt; iter-&gt;first &lt;&lt; ":" &lt;&lt; iter-&gt;second &lt;&lt; std::endl;</text:p>
      <text:p text:style-name="P6"><text:s text:c="4"/>}</text:p>
      <text:p text:style-name="P6"></text:p>
      <text:p text:style-name="P6"><text:s text:c="4"/>reducefile.close();</text:p>
      <text:p text:style-name="P6"></text:p>
      <text:p text:style-name="P6"><text:s text:c="4"/>MPI_Finalize();</text:p>
      <text:p text:style-name="P6"></text:p>
      <text:p text:style-name="P6"><text:s text:c="4"/>return 0;</text:p>
      <text:p text:style-name="P6">}</text:p>
      <text:p text:style-name="P6"/>
      <text:p text:style-name="P7">map.hpp</text:p>
      <text:p text:style-name="P6"/>
      <text:p text:style-name="P6">std::map&lt;std::string, int&gt; mymap(std::string filename);</text:p>
      <text:p text:style-name="P6">void printmap(std::map&lt;std::string, int&gt;);</text:p>
      <text:p text:style-name="P6"></text:p>
      <text:p text:style-name="P6">std::map&lt;std::string, int&gt; mapdeserialize(std::string serializedmap);</text:p>
      <text:p text:style-name="P6">std::string mapserialize(std::map&lt;std::string, int&gt; map);</text:p>
      <text:p text:style-name="P6"/>
      <text:p text:style-name="P5">map.cpp:</text:p>
      <text:p text:style-name="P5"/>
      <text:p text:style-name="P6">#include &lt;string&gt;</text:p>
      <text:p text:style-name="P6">#include &lt;iostream&gt;</text:p>
      <text:p text:style-name="P6">#include &lt;fstream&gt;</text:p>
      <text:p text:style-name="P6">#include &lt;sstream&gt;</text:p>
      <text:p text:style-name="P6">#include &lt;algorithm&gt;</text:p>
      <text:p text:style-name="P6">#include &lt;map&gt;</text:p>
      <text:p text:style-name="P6"></text:p>
      <text:p text:style-name="P6">#include "map.hpp"</text:p>
      <text:p text:style-name="P6"></text:p>
      <text:p text:style-name="P6">//stolen from stackoverflow</text:p>
      <text:p text:style-name="P6">void replaceAll(std::string&amp; str, const std::string&amp; from, const std::string&amp; to) {</text:p>
      <text:p text:style-name="P6"><text:s text:c="4"/>size_t start_pos = 0;</text:p>
      <text:p text:style-name="P6"><text:s text:c="4"/>while((start_pos = str.find(from, start_pos)) != std::string::npos) {</text:p>
      <text:p text:style-name="P6"><text:s text:c="8"/>str.replace(start_pos, from.length(), to);</text:p>
      <text:p text:style-name="P6"><text:s text:c="8"/>start_pos += to.length(); // In case 'to' contains 'from', like replacing 'x' with 'yx'</text:p>
      <text:p text:style-name="P6"><text:s text:c="4"/>}</text:p>
      <text:p text:style-name="P6">}</text:p>
      <text:p text:style-name="P6"></text:p>
      <text:p text:style-name="P6">//do a word count on a local file</text:p>
      <text:p text:style-name="P6">std::map&lt;std::string, int&gt; mymap(std::string filename) {</text:p>
      <text:p text:style-name="P6"></text:p>
      <text:p text:style-name="P6"><text:s text:c="4"/>std::string word;</text:p>
      <text:p text:style-name="P6"><text:s text:c="4"/>std::string line;</text:p>
      <text:p text:style-name="P6"></text:p>
      <text:p text:style-name="P6"><text:s text:c="4"/>std::map&lt;std::string, int&gt; wordcounts;</text:p>
      <text:p text:style-name="P6"></text:p>
      <text:p text:style-name="P6"><text:s text:c="4"/>std::ifstream input(filename.c_str());</text:p>
      <text:p text:style-name="P6"></text:p>
      <text:p text:style-name="P6"><text:s text:c="4"/>if(input.is_open()) {</text:p>
      <text:p text:style-name="P6"></text:p>
      <text:p text:style-name="P6"><text:s text:c="8"/>while(input.good()) {</text:p>
      <text:p text:style-name="P6"></text:p>
      <text:p text:style-name="P6"><text:s text:c="12"/>//read a line from input file</text:p>
      <text:p text:style-name="P6"><text:s text:c="12"/>getline(input, line);</text:p>
      <text:p text:style-name="P6"></text:p>
      <text:p text:style-name="P6"><text:s text:c="12"/>//handle special characters as whitespace</text:p>
      <text:p text:style-name="P6"><text:s text:c="12"/>replaceAll(line, ".", " ");</text:p>
      <text:p text:style-name="P6"><text:s text:c="12"/>replaceAll(line, ",", " ");</text:p>
      <text:p text:style-name="P6"><text:s text:c="12"/>replaceAll(line, ";", " ");</text:p>
      <text:p text:style-name="P6"><text:s text:c="12"/>replaceAll(line, ":", " ");</text:p>
      <text:p text:style-name="P6"><text:s text:c="12"/>replaceAll(line, "-", " ");</text:p>
      <text:p text:style-name="P6"><text:s text:c="12"/>replaceAll(line, "+", " ");</text:p>
      <text:p text:style-name="P6"><text:soft-page-break/><text:s text:c="12"/>replaceAll(line, "/", " ");</text:p>
      <text:p text:style-name="P6"><text:s text:c="12"/>replaceAll(line, "?", " ");</text:p>
      <text:p text:style-name="P6"><text:s text:c="12"/>replaceAll(line, "!", " ");</text:p>
      <text:p text:style-name="P6"><text:s text:c="12"/>replaceAll(line, "(", " ");</text:p>
      <text:p text:style-name="P6"><text:s text:c="12"/>replaceAll(line, ")", " ");</text:p>
      <text:p text:style-name="P6"><text:s text:c="12"/>replaceAll(line, "[", " ");</text:p>
      <text:p text:style-name="P6"><text:s text:c="12"/>replaceAll(line, "]", " ");</text:p>
      <text:p text:style-name="P6"><text:s text:c="12"/>//replace numbers</text:p>
      <text:p text:style-name="P6"><text:s text:c="12"/>replaceAll(line, "0", " ");</text:p>
      <text:p text:style-name="P6"><text:s text:c="12"/>replaceAll(line, "1", " ");</text:p>
      <text:p text:style-name="P6"><text:s text:c="12"/>replaceAll(line, "2", " ");</text:p>
      <text:p text:style-name="P6"><text:s text:c="12"/>replaceAll(line, "3", " ");</text:p>
      <text:p text:style-name="P6"><text:s text:c="12"/>replaceAll(line, "4", " ");</text:p>
      <text:p text:style-name="P6"><text:s text:c="12"/>replaceAll(line, "5", " ");</text:p>
      <text:p text:style-name="P6"><text:s text:c="12"/>replaceAll(line, "6", " ");</text:p>
      <text:p text:style-name="P6"><text:s text:c="12"/>replaceAll(line, "7", " ");</text:p>
      <text:p text:style-name="P6"><text:s text:c="12"/>replaceAll(line, "8", " ");</text:p>
      <text:p text:style-name="P6"><text:s text:c="12"/>replaceAll(line, "9", " ");</text:p>
      <text:p text:style-name="P6"></text:p>
      <text:p text:style-name="P6"><text:s text:c="12"/>//be case insensetive</text:p>
      <text:p text:style-name="P6"><text:s text:c="12"/>std::transform(line.begin(), line.end(), line.begin(), ::tolower);</text:p>
      <text:p text:style-name="P6"></text:p>
      <text:p text:style-name="P6"><text:s text:c="12"/>std::stringstream linestream(line);</text:p>
      <text:p text:style-name="P6"></text:p>
      <text:p text:style-name="P6"><text:s text:c="12"/>//get words, split by whitespaces</text:p>
      <text:p text:style-name="P6"><text:s text:c="12"/>while(getline(linestream, word, ' ')) {</text:p>
      <text:p text:style-name="P6"><text:s text:c="16"/>if(word != "") {</text:p>
      <text:p text:style-name="P6"><text:s text:c="20"/>++wordcounts[word];</text:p>
      <text:p text:style-name="P6"><text:s text:c="16"/>}</text:p>
      <text:p text:style-name="P6"><text:s text:c="12"/>}</text:p>
      <text:p text:style-name="P6"><text:s text:c="8"/>}</text:p>
      <text:p text:style-name="P6"><text:s text:c="4"/>} else {</text:p>
      <text:p text:style-name="P6"><text:s text:c="8"/>//TODO some error handling?</text:p>
      <text:p text:style-name="P6"><text:s text:c="4"/>}</text:p>
      <text:p text:style-name="P6"></text:p>
      <text:p text:style-name="P6"><text:s text:c="4"/>return wordcounts;</text:p>
      <text:p text:style-name="P6">}</text:p>
      <text:p text:style-name="P6"></text:p>
      <text:p text:style-name="P6">//serialize a map with words</text:p>
      <text:p text:style-name="P6">//seperate word and count by ":"</text:p>
      <text:p text:style-name="P6">//seperate tuples by white space</text:p>
      <text:p text:style-name="P6">std::string mapserialize(std::map&lt;std::string, int&gt; map) {</text:p>
      <text:p text:style-name="P6"></text:p>
      <text:p text:style-name="P6"><text:s text:c="4"/>std::stringstream result;</text:p>
      <text:p text:style-name="P6"></text:p>
      <text:p text:style-name="P6"><text:s text:c="4"/>std::map&lt;std::string, int&gt;::iterator end = map.end();</text:p>
      <text:p text:style-name="P6"><text:s text:c="4"/>for(std::map&lt;std::string, int&gt;::iterator iter = map.begin(); iter != end; ++iter) {</text:p>
      <text:p text:style-name="P6"><text:s text:c="8"/>result &lt;&lt; iter-&gt;first &lt;&lt; ":" &lt;&lt; iter-&gt;second &lt;&lt; " ";</text:p>
      <text:p text:style-name="P6"><text:s text:c="4"/>}</text:p>
      <text:p text:style-name="P6"></text:p>
      <text:p text:style-name="P6"><text:s text:c="4"/>return result.str();</text:p>
      <text:p text:style-name="P6">}</text:p>
      <text:p text:style-name="P6"></text:p>
      <text:p text:style-name="P6">//function to deserialize a map given as string</text:p>
      <text:p text:style-name="P6">std::map&lt;std::string, int&gt; mapdeserialize(std::string serializedmap) {</text:p>
      <text:p text:style-name="P6"></text:p>
      <text:p text:style-name="P6"><text:s text:c="4"/>std::string tuple;</text:p>
      <text:p text:style-name="P6"><text:s text:c="4"/>std::map&lt;std::string, int&gt; map;</text:p>
      <text:p text:style-name="P6"><text:s text:c="4"/>std::stringstream input(serializedmap);</text:p>
      <text:p text:style-name="P6"></text:p>
      <text:p text:style-name="P6"><text:s text:c="4"/>std::string word;</text:p>
      <text:p text:style-name="P6"><text:s text:c="4"/>int count;</text:p>
      <text:p text:style-name="P6"><text:s text:c="4"/>size_t position = 0;</text:p>
      <text:p text:style-name="P6"></text:p>
      <text:p text:style-name="P6"><text:s text:c="4"/>//tokenize by whitespace</text:p>
      <text:p text:style-name="P6"><text:s text:c="4"/>while(getline(input, tuple, ' ')) {</text:p>
      <text:p text:style-name="P6"></text:p>
      <text:p text:style-name="P6"><text:s text:c="8"/>//find key-value delimiter</text:p>
      <text:p text:style-name="P6"><text:s text:c="8"/>//reconstruct word and wordcount</text:p>
      <text:p text:style-name="P6"><text:soft-page-break/><text:s text:c="8"/>//TODO maybe use strtok instead</text:p>
      <text:p text:style-name="P6"><text:s text:c="8"/>position = tuple.find(":");</text:p>
      <text:p text:style-name="P6"><text:s text:c="8"/>word = tuple.substr(0,position); //get word</text:p>
      <text:p text:style-name="P6"><text:s text:c="8"/>count = atoi(tuple.substr(position+1, tuple.length()).c_str()); //get word count</text:p>
      <text:p text:style-name="P6"><text:s text:c="8"/>map[word] = count; //feed data into result map</text:p>
      <text:p text:style-name="P6"><text:s text:c="4"/>}</text:p>
      <text:p text:style-name="P6"></text:p>
      <text:p text:style-name="P6"><text:s text:c="4"/>return map;</text:p>
      <text:p text:style-name="P6">}</text:p>
      <text:p text:style-name="P6"></text:p>
      <text:p text:style-name="P6">//debug function to print a map</text:p>
      <text:p text:style-name="P6">void printmap(std::map&lt;std::string, int&gt; map) {</text:p>
      <text:p text:style-name="P6"><text:s text:c="4"/>std::map&lt;std::string, int&gt;::iterator end = map.end();</text:p>
      <text:p text:style-name="P6"><text:s text:c="4"/>for(std::map&lt;std::string, int&gt;::iterator iter = map.begin(); iter != end; ++iter) {</text:p>
      <text:p text:style-name="P6"><text:s text:c="8"/>std::cout &lt;&lt; iter-&gt;first &lt;&lt; ":" &lt;&lt; iter-&gt;second &lt;&lt; std::endl;</text:p>
      <text:p text:style-name="P6"><text:s text:c="4"/>}</text:p>
      <text:p text:style-name="P6">}</text:p>
      <text:p text:style-name="P6"></text:p>
      <text:p text:style-name="P6">#ifdef DEBUG</text:p>
      <text:p text:style-name="P6">int main(int argc, char* argv[]) {</text:p>
      <text:p text:style-name="P6"><text:s text:c="4"/>//test of map function</text:p>
      <text:p text:style-name="P6"><text:s text:c="4"/>printmap(mymap("sample.txt"));</text:p>
      <text:p text:style-name="P6"><text:s text:c="4"/>std::cout &lt;&lt; "########################" &lt;&lt; std::endl;</text:p>
      <text:p text:style-name="P6"><text:s text:c="4"/>std::cout &lt;&lt; mapserialize(mymap("sample.txt")) &lt;&lt; std::endl;</text:p>
      <text:p text:style-name="P6"><text:s text:c="4"/>std::cout &lt;&lt; "########################" &lt;&lt; std::endl;</text:p>
      <text:p text:style-name="P6"><text:s text:c="4"/>printmap(mapdeserialize(mapserialize(mymap("sample.txt"))));</text:p>
      <text:p text:style-name="P6"></text:p>
      <text:p text:style-name="P6"><text:s text:c="4"/>return 0;</text:p>
      <text:p text:style-name="P6">}</text:p>
      <text:p text:style-name="P6">#endif</text:p>
      <text:p text:style-name="P6"/>
      <text:p text:style-name="P6"/>
      <text:p text:style-name="P7">Testläufe</text:p>
      <text:p text:style-name="P7"/>
      <text:p text:style-name="P6">&gt;make compile</text:p>
      <text:p text:style-name="P6">&gt;make run</text:p>
      <text:p text:style-name="P6">mpirun -n 2 main sample.txt sample.txt sample.txt</text:p>
      <text:p text:style-name="P6">ls -lh data</text:p>
      <text:p text:style-name="P6">insgesamt 8,0K</text:p>
      <text:p text:style-name="P6">-rw-r--r-- 1 mxm students <text:s/>7 24. Mai 13:41 reduced-0</text:p>
      <text:p text:style-name="P6">-rw-r--r-- 1 mxm students 47 24. Mai 13:41 reduced-1</text:p>
      <text:p text:style-name="P6">cat data/*</text:p>
      <text:p text:style-name="P6">dies:9</text:p>
      <text:p text:style-name="P6">ein:9</text:p>
      <text:p text:style-name="P6">ist:9</text:p>
      <text:p text:style-name="P6">mit:3</text:p>
      <text:p text:style-name="P6">ohne:6</text:p>
      <text:p text:style-name="P6">punkt:6</text:p>
      <text:p text:style-name="P6">satz:9</text:p>
      <text:p text:style-name="P6">sinn:3</text:p>
      <text:p text:style-name="P6"/>
      <text:p text:style-name="P6">&gt;make clean</text:p>
      <text:p text:style-name="P6">&gt;make run8</text:p>
      <text:p text:style-name="P6">mpirun -n 2 main sample.txt sample.txt sample.txt sample.txt sample.txt sample.txt sample.txt sample.txt</text:p>
      <text:p text:style-name="P6">ls -lh data</text:p>
      <text:p text:style-name="P6">insgesamt 8,0K</text:p>
      <text:p text:style-name="P6">-rw-r--r-- 1 mxm students <text:s/>8 24. Mai 13:48 reduced-0</text:p>
      <text:p text:style-name="P6">-rw-r--r-- 1 mxm students 52 24. Mai 13:48 reduced-1</text:p>
      <text:p text:style-name="P6">cat data/*</text:p>
      <text:p text:style-name="P6">dies:24</text:p>
      <text:p text:style-name="P6">ein:24</text:p>
      <text:p text:style-name="P6">ist:24</text:p>
      <text:p text:style-name="P6">mit:8</text:p>
      <text:p text:style-name="P6">ohne:16</text:p>
      <text:p text:style-name="P6">punkt:16</text:p>
      <text:p text:style-name="P6">satz:24</text:p>
      <text:p text:style-name="P6">sinn:8</text:p>
      <text:p text:style-name="P7"><text:soft-page-break/>Dokumentation</text:p>
      <text:p text:style-name="P8"></text:p>
      <text:p text:style-name="P8">Die Eingabe für den Map/Reduce-Process sind die Dateinamen der Dateien, deren Word-Count berechnet werden soll. Die Daten sollen im Reduce-Schritt auf den verschiedenen Prozessen zusammengeführt werden.</text:p>
      <text:p text:style-name="P8"></text:p>
      <text:p text:style-name="P8">Allen Prozessen stehen durch MPI die Eingabeparameter zur Verfügung. Jeder Prozess wählt sich aus den vorhandenen Dateinahmen anhand seiner Prozess-Id Dateien für seinen Map-Schritt aus. Die Dateien werden der Reihe nach auf die Prozesse verteilt. Wir beginnen bei dem Prozess mit der Id 0 und verteilen aufsteigend weiter. Gibt es mehr Dateien als Prozesse, werden die überschüssigen Dateien wieder bei Prozess 0 beginnend weiterverteilt (Modulo Anzahl Prozesse).</text:p>
      <text:p text:style-name="P8"></text:p>
      <text:p text:style-name="P8">Jeder Prozess zählt im Map-Schritt die Anzahl der Wörter in seinen Dateien und führt die Ergebnisse lokal zusammen.</text:p>
      <text:p text:style-name="P8"></text:p>
      <text:p text:style-name="P8">Im Reduce-Schritt werden die Daten auf die Combiner verteilt. Jeder Prozess ermittelt per Hash-Funktion welcher Prozess für welches seiner Wörter verantwortlich ist. Wurden alle Daten aufgeteilt, sendet jeder Prozess die Daten an die entsprechenden Threads. Alle vorhanden Prozesse nehmen am Combining teil. Auch Prozesse, die keine Wörter gezählt haben. Insgesamt werden n \* n - 1 vieleErgebnisse verschickt unter den Prozessen.</text:p>
      <text:p text:style-name="P8"></text:p>
      <text:p text:style-name="P8">Sobald ein Prozess alle Daten erhalten hat und sie mit seinen lokalen Daten zusammengeführt hat, werden die Daten auf die Festplatte geschrieben und der Reduce-Schritt wird damit beendet.</text:p>
      <text:p text:style-name="P8"></text:p>
      <text:p text:style-name="P8">Unklar ist, warum für die Zuordnung der Dateinamen zu Prozessen eine Hash-Funktion verwendet werden sollte. Gehen wir davon aus, dass ein Word-Count nur einmal ausgeführt wird, ist es unerheblich, ob wir eine Hash-Funktion benutzen oder nicht. Werden mehrere Word-Counts gleichzeitig ausgeführt, könnte ein Hashing der Dateinamen für eine gleichmäßigere Auslastung der einzelnen Prozesse sorgen. Die Größe der Dateien ist jedoch der eigentliche Faktor für die Berechnungszeit. Dieses Problem wird durch das Hashen der Dateinamen nicht gelö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6T13:45:16</meta:creation-date>
    <dc:date>2012-05-24T13:59:56</dc:date>
    <meta:editing-duration>PT1H4M54S</meta:editing-duration>
    <meta:editing-cycles>14</meta:editing-cycles>
    <meta:generator>LibreOffice/3.4$Unix LibreOffice_project/340m1$Build-602</meta:generator>
    <dc:creator>Maximilian Michels</dc:creator>
    <meta:document-statistic meta:table-count="0" meta:image-count="0" meta:object-count="0" meta:page-count="6" meta:paragraph-count="337" meta:word-count="1316" meta:character-count="11485" meta:non-whitespace-character-count="8828"/>
  </office:meta>
</office:document-meta>
</file>